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071417" officeooo:paragraph-rsid="00071417" style:font-size-asian="15.75pt" style:font-size-complex="18pt"/>
    </style:style>
    <style:style style:name="P3" style:family="paragraph" style:parent-style-name="Standard">
      <style:text-properties fo:font-size="18pt" officeooo:rsid="00071417" officeooo:paragraph-rsid="0008ed28" style:font-size-asian="15.75pt" style:font-size-complex="18pt"/>
    </style:style>
    <style:style style:name="P4" style:family="paragraph" style:parent-style-name="Standard">
      <style:text-properties fo:font-size="18pt" officeooo:rsid="000af79c" officeooo:paragraph-rsid="000af79c" style:font-size-asian="15.75pt" style:font-size-complex="18pt"/>
    </style:style>
    <style:style style:name="P5" style:family="paragraph" style:parent-style-name="Standard">
      <style:text-properties fo:font-size="18pt" officeooo:paragraph-rsid="000af79c" style:font-size-asian="15.75pt" style:font-size-complex="18pt"/>
    </style:style>
    <style:style style:name="P6" style:family="paragraph" style:parent-style-name="Standard">
      <style:text-properties fo:font-size="18pt" officeooo:rsid="000ccfab" officeooo:paragraph-rsid="000ccfab" style:font-size-asian="15.75pt" style:font-size-complex="18pt"/>
    </style:style>
    <style:style style:name="P7" style:family="paragraph" style:parent-style-name="Standard">
      <style:text-properties fo:font-size="18pt" officeooo:rsid="000ccfab" officeooo:paragraph-rsid="000e5e1c" style:font-size-asian="15.75pt" style:font-size-complex="18pt"/>
    </style:style>
    <style:style style:name="P8" style:family="paragraph" style:parent-style-name="Standard">
      <style:text-properties fo:font-size="18pt" officeooo:rsid="00102f94" officeooo:paragraph-rsid="00102f94" style:font-size-asian="15.75pt" style:font-size-complex="18pt"/>
    </style:style>
    <style:style style:name="P9" style:family="paragraph" style:parent-style-name="Standard">
      <style:text-properties fo:font-size="18pt" officeooo:rsid="0011994a" officeooo:paragraph-rsid="0011994a" style:font-size-asian="15.75pt" style:font-size-complex="18pt"/>
    </style:style>
    <style:style style:name="P10" style:family="paragraph" style:parent-style-name="Standard">
      <style:text-properties fo:font-size="18pt" officeooo:rsid="00137ceb" officeooo:paragraph-rsid="00137ceb" style:font-size-asian="15.75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8pt" fo:font-weight="bold" officeooo:rsid="00071417" officeooo:paragraph-rsid="00071417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13" style:family="paragraph" style:parent-style-name="Standard">
      <style:text-properties fo:font-size="18pt" fo:font-weight="bold" officeooo:rsid="000626a5" officeooo:paragraph-rsid="000626a5" style:font-size-asian="15.75pt" style:font-weight-asian="bold" style:font-size-complex="18pt" style:font-weight-complex="bold"/>
    </style:style>
    <style:style style:name="P14" style:family="paragraph" style:parent-style-name="Standard">
      <style:text-properties fo:font-size="18pt" fo:font-weight="bold" officeooo:rsid="00127ab8" officeooo:paragraph-rsid="00127ab8" style:font-size-asian="15.75pt" style:font-weight-asian="bold" style:font-size-complex="18pt" style:font-weight-complex="bold"/>
    </style:style>
    <style:style style:name="P15" style:family="paragraph" style:parent-style-name="Standard">
      <style:text-properties fo:font-size="18pt" fo:font-weight="normal" officeooo:rsid="00137ceb" officeooo:paragraph-rsid="00137ceb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c9211e" fo:font-size="18pt" fo:font-weight="bold" officeooo:paragraph-rsid="00053f46" style:font-size-asian="18pt" style:font-weight-asian="bold" style:font-size-complex="18pt" style:font-weight-complex="bold"/>
    </style:style>
    <style:style style:name="P17" style:family="paragraph" style:parent-style-name="Standard">
      <style:text-properties officeooo:paragraph-rsid="0008ed28"/>
    </style:style>
    <style:style style:name="P18" style:family="paragraph" style:parent-style-name="Standard">
      <style:text-properties officeooo:paragraph-rsid="000af79c"/>
    </style:style>
    <style:style style:name="P19" style:family="paragraph" style:parent-style-name="Standard">
      <style:text-properties officeooo:paragraph-rsid="0011994a"/>
    </style:style>
    <style:style style:name="P20" style:family="paragraph" style:parent-style-name="Text_20_body">
      <style:text-properties fo:font-size="18pt" style:font-size-asian="15.75pt" style:font-size-complex="18pt"/>
    </style:style>
    <style:style style:name="P21" style:family="paragraph" style:parent-style-name="Text_20_body">
      <style:text-properties fo:font-size="18pt" fo:font-weight="bold" style:font-size-asian="15.75pt" style:font-weight-asian="bold" style:font-size-complex="18pt" style:font-weight-complex="bold"/>
    </style:style>
    <style:style style:name="P22" style:family="paragraph" style:parent-style-name="Text_20_body">
      <style:text-properties fo:font-size="18pt" fo:font-weight="bold" officeooo:rsid="00127ab8" officeooo:paragraph-rsid="00127ab8" style:font-size-asian="15.75pt" style:font-weight-asian="bold" style:font-size-complex="18pt" style:font-weight-complex="bold"/>
    </style:style>
    <style:style style:name="P23" style:family="paragraph" style:parent-style-name="Text_20_body">
      <style:text-properties fo:font-weight="bold" style:font-weight-asian="bold" style:font-weight-complex="bold"/>
    </style:style>
    <style:style style:name="P24" style:family="paragraph" style:parent-style-name="Standard">
      <style:text-properties fo:font-size="18pt" officeooo:paragraph-rsid="00137ceb" style:font-size-asian="15.75pt" style:font-size-complex="18pt"/>
    </style:style>
    <style:style style:name="T1" style:family="text">
      <style:text-properties officeooo:rsid="00053f46"/>
    </style:style>
    <style:style style:name="T2" style:family="text">
      <style:text-properties fo:font-size="18pt" fo:font-weight="bold" officeooo:rsid="0008ed28" style:font-size-asian="15.75pt" style:font-weight-asian="bold" style:font-size-complex="18pt" style:font-weight-complex="bold"/>
    </style:style>
    <style:style style:name="T3" style:family="text">
      <style:text-properties fo:font-size="18pt" fo:font-weight="bold" officeooo:rsid="00071417" style:font-size-asian="15.75pt" style:font-weight-asian="bold" style:font-size-complex="18pt" style:font-weight-complex="bold"/>
    </style:style>
    <style:style style:name="T4" style:family="text">
      <style:text-properties fo:font-size="18pt" fo:font-weight="bold" officeooo:rsid="000626a5" style:font-size-asian="15.75pt" style:font-weight-asian="bold" style:font-size-complex="18pt" style:font-weight-complex="bold"/>
    </style:style>
    <style:style style:name="T5" style:family="text">
      <style:text-properties fo:font-size="18pt" fo:font-weight="bold" officeooo:rsid="000af79c" style:font-size-asian="15.75pt" style:font-weight-asian="bold" style:font-size-complex="18pt" style:font-weight-complex="bold"/>
    </style:style>
    <style:style style:name="T6" style:family="text">
      <style:text-properties fo:font-size="18pt" fo:font-weight="bold" officeooo:rsid="0011994a" style:font-size-asian="15.75pt" style:font-weight-asian="bold" style:font-size-complex="18pt" style:font-weight-complex="bold"/>
    </style:style>
    <style:style style:name="T7" style:family="text">
      <style:text-properties officeooo:rsid="00071417"/>
    </style:style>
    <style:style style:name="T8" style:family="text">
      <style:text-properties officeooo:rsid="000aa20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e5e1c"/>
    </style:style>
    <style:style style:name="T11" style:family="text">
      <style:text-properties officeooo:rsid="00137c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6"><text:span text:style-name="T1">4.21 </text:span>Lab - Ansible Variables and Facts</text:p>
      <text:p text:style-name="P11">1. </text:p>
      <text:p text:style-name="P20">In this lab exercise you will use below hosts. Please note down some details about these hosts as given below :</text:p>
      <text:p text:style-name="Text_20_body"><text:span text:style-name="Source_20_Text">student-node</text:span> :- This host will act as an Ansible master node where you will create playbooks, inventory, roles etc and you will be running your playbooks from this host itself.<text:line-break/><text:line-break/><text:line-break/><text:span text:style-name="Source_20_Text">node01</text:span> :- This host will act as an Ansible client/remote host where you will setup/install some stuff using Ansible playbooks. Below are the SSH credentials for this host:<text:line-break/><text:line-break/><text:line-break/>User: <text:span text:style-name="Source_20_Text">bob</text:span><text:line-break/>Password: <text:span text:style-name="Source_20_Text">caleston123</text:span><text:line-break/><text:line-break/><text:line-break/><text:span text:style-name="Source_20_Text">node02</text:span> :- This host will also act as an Ansible client/remote host where you will setup/install some stuff using Ansible playbooks. Below are the SSH credentials for this host:<text:line-break/><text:line-break/><text:line-break/>User: <text:span text:style-name="Source_20_Text">bob</text:span><text:line-break/>Password: <text:span text:style-name="Source_20_Text">caleston123</text:span><text:line-break/><text:line-break/><text:line-break/><text:span text:style-name="Source_20_Text">Note:</text:span> Please type <text:span text:style-name="Source_20_Text">exit</text:span> or <text:span text:style-name="Source_20_Text">logout</text:span> on the terminal or press <text:span text:style-name="Source_20_Text">CTRL + d</text:span> to log out from a specific node.</text:p>
      <text:p text:style-name="P1"/>
      <text:p text:style-name="P1"/>
      <text:p text:style-name="P13"><text:span text:style-name="T7">2. </text:span>Can we define variables in Ansible inventory file?</text:p>
      <text:p text:style-name="P2">Yes</text:p>
      <text:p text:style-name="P1"/>
      <text:p text:style-name="P17"><text:span text:style-name="T2">3</text:span><text:span text:style-name="T3">. </text:span><text:span text:style-name="T4">Can we define variables in Ansible </text:span><text:span text:style-name="T2">playbook</text:span><text:span text:style-name="T4">?</text:span></text:p>
      <text:p text:style-name="P3">Yes</text:p>
      <text:p text:style-name="P1"/>
      <text:p text:style-name="P1"/>
      <text:p text:style-name="P20"/>
      <text:p text:style-name="P20"/>
      <text:p text:style-name="P21"><text:soft-page-break/><text:span text:style-name="T8">4. </text:span>Which of the following formats is used to call a variable in an Ansible playbook?</text:p>
      <text:p text:style-name="P4">‘{{ variable_name }}’</text:p>
      <text:p text:style-name="P5"/>
      <text:p text:style-name="P18"><text:span text:style-name="T5">5. </text:span><text:span text:style-name="T9">The </text:span><text:span text:style-name="Source_20_Text"><text:span text:style-name="T9">/home/bob/playbooks/playbook.yaml</text:span></text:span><text:span text:style-name="T9"> playbook is adding a name server entry in </text:span><text:span text:style-name="Source_20_Text"><text:span text:style-name="T9">/tmp/resolv.conf</text:span></text:span><text:span text:style-name="T9"> sample file on </text:span><text:span text:style-name="Source_20_Text"><text:span text:style-name="T9">localhost</text:span></text:span><text:span text:style-name="T9">. The name server information is already added to the </text:span><text:span text:style-name="Source_20_Text"><text:span text:style-name="T9">/home/bob/playbooks/inventory</text:span></text:span><text:span text:style-name="T9"> file as a variable called </text:span><text:span text:style-name="Source_20_Text"><text:span text:style-name="T9">nameserver_ip</text:span></text:span><text:span text:style-name="T9">.<text:line-break/><text:line-break/><text:line-break/>Replace the hardcoded ip address of the name server in this playbook to use the value from the variable defined in the inventory file.</text:span></text:p>
      <text:p text:style-name="P23"/>
      <text:p text:style-name="Text_20_body"><text:span text:style-name="Source_20_Text"><text:span text:style-name="T9">Note:</text:span></text:span><text:span text:style-name="T9"> You need not to execute this playbook as of now.</text:span></text:p>
      <text:p text:style-name="P4">name: 'Add nameserver in resolv.conf file on localhost'</text:p>
      <text:p text:style-name="P4"><text:s text:c="2"/>hosts: localhost</text:p>
      <text:p text:style-name="P4"><text:s text:c="2"/>become: yes</text:p>
      <text:p text:style-name="P4"><text:s text:c="2"/>tasks:</text:p>
      <text:p text:style-name="P4"><text:s text:c="4"/>- name: 'Add nameserver in resolv.conf file'</text:p>
      <text:p text:style-name="P4"><text:s text:c="6"/>lineinfile:</text:p>
      <text:p text:style-name="P4"><text:s text:c="8"/>path: /tmp/resolv.conf</text:p>
      <text:p text:style-name="P4"><text:s text:c="8"/>line: 'nameserver {{ nameserver_ip }}'</text:p>
      <text:p text:style-name="P4"/>
      <text:p text:style-name="P6">#Just replaced the hardcoded ip which was 8.8.8.8 to varaiable named given in the question in the format of que 4</text:p>
      <text:p text:style-name="P7"># Took reference from Que 4.</text:p>
      <text:p text:style-name="P1"/>
      <text:p text:style-name="P21"><text:span text:style-name="T10">6. </text:span>We have updated the <text:span text:style-name="Source_20_Text">/home/bob/playbooks/playbook.yaml</text:span> playbook to add a new task to disable <text:span text:style-name="Source_20_Text">SNMP</text:span> port on <text:span text:style-name="Source_20_Text">localhost</text:span>. However, the port is hardcoded in the playbook. Update the playbook to replace the hardcoded value of the SNMP port to use the value from the variable named <text:span text:style-name="Source_20_Text">snmp_port</text:span>, defined in the inventory file.</text:p>
      <text:p text:style-name="Text_20_body"/>
      <text:p text:style-name="Text_20_body"><text:soft-page-break/><text:span text:style-name="Source_20_Text"><text:span text:style-name="T9">Note:</text:span></text:span><text:span text:style-name="T9"> You need not to execute this playbook as of now.</text:span></text:p>
      <text:p text:style-name="P12"/>
      <text:p text:style-name="P8">Original code:</text:p>
      <text:p text:style-name="P8"><text:s/>name: 'Add nameserver in resolv.conf file on localhost'</text:p>
      <text:p text:style-name="P8"><text:s text:c="2"/>hosts: localhost</text:p>
      <text:p text:style-name="P8"><text:s text:c="2"/>become: yes</text:p>
      <text:p text:style-name="P8"><text:s text:c="2"/>tasks:</text:p>
      <text:p text:style-name="P8"><text:s text:c="4"/>- name: 'Add nameserver in resolv.conf file'</text:p>
      <text:p text:style-name="P8"><text:s text:c="6"/>lineinfile:</text:p>
      <text:p text:style-name="P8"><text:s text:c="8"/>path: /tmp/resolv.conf</text:p>
      <text:p text:style-name="P8"><text:s text:c="8"/>line: 'nameserver {{ <text:s/>nameserver_ip <text:s/>}}'</text:p>
      <text:p text:style-name="P8"><text:s text:c="4"/>- name: 'Disable SNMP Port'</text:p>
      <text:p text:style-name="P8"><text:s text:c="6"/>firewalld:</text:p>
      <text:p text:style-name="P8"><text:s text:c="8"/>port: '160-161'</text:p>
      <text:p text:style-name="P8"><text:s text:c="8"/>permanent: true</text:p>
      <text:p text:style-name="P8"><text:s text:c="8"/>state: disabled</text:p>
      <text:p text:style-name="P8"/>
      <text:p text:style-name="P8">Updated code:</text:p>
      <text:p text:style-name="P8"><text:s/>name: 'Add nameserver in resolv.conf file on localhost'</text:p>
      <text:p text:style-name="P8"><text:s text:c="2"/>hosts: localhost</text:p>
      <text:p text:style-name="P8"><text:s text:c="2"/>become: yes</text:p>
      <text:p text:style-name="P8"><text:s text:c="2"/>tasks:</text:p>
      <text:p text:style-name="P8"><text:s text:c="4"/>- name: 'Add nameserver in resolv.conf file'</text:p>
      <text:p text:style-name="P8"><text:s text:c="6"/>lineinfile:</text:p>
      <text:p text:style-name="P8"><text:s text:c="8"/>path: /tmp/resolv.conf</text:p>
      <text:p text:style-name="P8"><text:s text:c="8"/>line: 'nameserver {{ <text:s/>nameserver_ip <text:s/>}}'</text:p>
      <text:p text:style-name="P8"><text:s text:c="4"/>- name: 'Disable SNMP Port'</text:p>
      <text:p text:style-name="P8"><text:s text:c="6"/>firewalld:</text:p>
      <text:p text:style-name="P8"><text:s text:c="8"/>port: '{{ snmp_port }}'</text:p>
      <text:p text:style-name="P8"><text:s text:c="8"/>permanent: true</text:p>
      <text:p text:style-name="P8"><text:s text:c="8"/>state: disabled</text:p>
      <text:p text:style-name="P8"/>
      <text:p text:style-name="P19"><text:span text:style-name="T6">7. </text:span><text:span text:style-name="T9">We have reset the </text:span><text:span text:style-name="Source_20_Text"><text:span text:style-name="T9">/home/bob/playbooks/playbook.yaml</text:span></text:span><text:span text:style-name="T9"> playbook. Its printing some personal information of an employee. We would like to move the </text:span><text:span text:style-name="Source_20_Text"><text:span text:style-name="T9">car_model, country_name</text:span></text:span><text:span text:style-name="T9"> and </text:span><text:span text:style-name="Source_20_Text"><text:span text:style-name="T9">title</text:span></text:span><text:span text:style-name="T9"> values to the respective variables, and these variables should be </text:span><text:soft-page-break/><text:span text:style-name="T9">defined at the play level.<text:line-break/><text:line-break/><text:line-break/>Add three new variables named </text:span><text:span text:style-name="Source_20_Text"><text:span text:style-name="T9">car_model</text:span></text:span><text:span text:style-name="T9">, </text:span><text:span text:style-name="Source_20_Text"><text:span text:style-name="T9">country_name</text:span></text:span><text:span text:style-name="T9"> and </text:span><text:span text:style-name="Source_20_Text"><text:span text:style-name="T9">title</text:span></text:span><text:span text:style-name="T9"> under the play and move the values over there. Use these variables within the task to remove the hardcoded values.</text:span></text:p>
      <text:p text:style-name="P1"/>
      <text:p text:style-name="P9">Original code:</text:p>
      <text:p text:style-name="P9">--</text:p>
      <text:p text:style-name="P9">- hosts: localhost</text:p>
      <text:p text:style-name="P9"><text:s text:c="2"/>tasks:</text:p>
      <text:p text:style-name="P9"><text:s text:c="4"/>- command: 'echo "My car is BMW M3"'</text:p>
      <text:p text:style-name="P9"><text:s text:c="4"/>- command: 'echo "I live in the USA"'</text:p>
      <text:p text:style-name="P9"><text:s text:c="4"/>- command: 'echo "I work as a Systems Engineer"'</text:p>
      <text:p text:style-name="P9"/>
      <text:p text:style-name="P9">Updated code:</text:p>
      <text:p text:style-name="P1">hosts: localhost</text:p>
      <text:p text:style-name="P1"><text:s text:c="2"/>vars:</text:p>
      <text:p text:style-name="P1"><text:s text:c="10"/>car_model: 'BMW M3'</text:p>
      <text:p text:style-name="P1"><text:s text:c="10"/>country_name: USA</text:p>
      <text:p text:style-name="P1"><text:s text:c="10"/>title: 'Systems Engineer'</text:p>
      <text:p text:style-name="P1"><text:s text:c="2"/>tasks:</text:p>
      <text:p text:style-name="P1"><text:s text:c="4"/>- command: 'echo "My car is {{ car_model }}"'</text:p>
      <text:p text:style-name="P1"><text:s text:c="4"/>- command: 'echo "I live in the {{ country_name }}"'</text:p>
      <text:p text:style-name="P1"><text:s text:c="4"/>- command: 'echo "I work as a {{ title }}"'</text:p>
      <text:p text:style-name="P1"/>
      <text:p text:style-name="P1"/>
      <text:p text:style-name="P1">#https://docs.ansible.com/ansible/latest/playbook_guide/playbooks_variables.html</text:p>
      <text:p text:style-name="P1">#variables are written as var</text:p>
      <text:p text:style-name="P1"/>
      <text:p text:style-name="P14">Que 9:</text:p>
      <text:p text:style-name="P22">The <text:span text:style-name="Source_20_Text">/home/bob/playbooks/app_install.yaml</text:span> playbook is responsible for installing a list of packages on a remote server(s). The list of packages to be installed is already <text:soft-page-break/>added to the <text:span text:style-name="Source_20_Text">/home/bob/playbooks/inventory</text:span> file as a list variable called <text:span text:style-name="Source_20_Text">app_list</text:span>.</text:p>
      <text:p text:style-name="P23"/>
      <text:p text:style-name="Text_20_body"><text:span text:style-name="T9">Right now the list of packages to be installed is hardcoded in the playbook. Update the </text:span><text:span text:style-name="Source_20_Text"><text:span text:style-name="T9">/home/bob/playbooks/app_install.yaml</text:span></text:span><text:span text:style-name="T9"> playbook to replace the hardcoded list of packages to use the values from the </text:span><text:span text:style-name="Source_20_Text"><text:span text:style-name="T9">app_list</text:span></text:span><text:span text:style-name="T9"> variable defined in the inventory file. Once updated, please run the playbook once to make sure it works fine.</text:span></text:p>
      <text:p text:style-name="P15">Ans:<text:line-break/>Given code:</text:p>
      <text:p text:style-name="P15">---</text:p>
      <text:p text:style-name="P15">- hosts: all</text:p>
      <text:p text:style-name="P15"><text:s text:c="2"/>become: yes</text:p>
      <text:p text:style-name="P15"><text:s text:c="2"/>tasks:</text:p>
      <text:p text:style-name="P15"><text:s text:c="4"/>- name: Install applications</text:p>
      <text:p text:style-name="P15"><text:s text:c="6"/>yum:</text:p>
      <text:p text:style-name="P15"><text:s text:c="8"/>name: "{{ item }}"</text:p>
      <text:p text:style-name="P15"><text:s text:c="8"/>state: present</text:p>
      <text:p text:style-name="P15"><text:s text:c="6"/>with_items:</text:p>
      <text:p text:style-name="P15"><text:s text:c="8"/>- vim</text:p>
      <text:p text:style-name="P15"><text:s text:c="8"/>- sqlite</text:p>
      <text:p text:style-name="P15"><text:s text:c="8"/>- jq</text:p>
      <text:p text:style-name="P15"/>
      <text:p text:style-name="P10">Updated code:</text:p>
      <text:p text:style-name="P10">---</text:p>
      <text:p text:style-name="P10">- hosts: all</text:p>
      <text:p text:style-name="P10"><text:s text:c="2"/>become: yes</text:p>
      <text:p text:style-name="P10"><text:s text:c="2"/>tasks:</text:p>
      <text:p text:style-name="P10"><text:s text:c="4"/>- name: Install applications</text:p>
      <text:p text:style-name="P10"><text:s text:c="6"/>yum:</text:p>
      <text:p text:style-name="P10"><text:s text:c="8"/>name: "{{ item }}"</text:p>
      <text:p text:style-name="P10"><text:s text:c="8"/>state: present</text:p>
      <text:p text:style-name="P10"><text:s text:c="6"/>with_items:</text:p>
      <text:p text:style-name="P24"><text:span text:style-name="T11"><text:s text:c="8"/>- '{{ app_list }}'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3T18:19:54.392476881</meta:creation-date>
    <dc:date>2024-03-24T01:41:10.389160907</dc:date>
    <meta:editing-duration>PT5H17M51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5" meta:paragraph-count="99" meta:word-count="745" meta:character-count="4978" meta:non-whitespace-character-count="3983"/>
  </office:meta>
</office:document-meta>
</file>